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none" fo:font-weight="bold" officeooo:rsid="0009d5d6" officeooo:paragraph-rsid="0009d5d6" style:font-size-asian="18pt" style:font-weight-asian="bold" style:font-size-complex="18pt" style:font-weight-complex="bold"/>
    </style:style>
    <style:style style:name="P2" style:family="paragraph" style:parent-style-name="Standard">
      <style:text-properties fo:font-size="14pt" style:text-underline-style="solid" style:text-underline-width="auto" style:text-underline-color="font-color" officeooo:rsid="0009d5d6" officeooo:paragraph-rsid="0009d5d6" style:font-size-asian="14pt" style:font-size-complex="14pt"/>
    </style:style>
    <style:style style:name="P3" style:family="paragraph" style:parent-style-name="Standard">
      <style:paragraph-properties fo:text-align="start" style:justify-single-word="false"/>
      <style:text-properties officeooo:paragraph-rsid="000b0020"/>
    </style:style>
    <style:style style:name="P4" style:family="paragraph" style:parent-style-name="Standard">
      <style:paragraph-properties fo:text-align="start" style:justify-single-word="false"/>
      <style:text-properties officeooo:paragraph-rsid="000c8fcf"/>
    </style:style>
    <style:style style:name="P5" style:family="paragraph" style:parent-style-name="Standard">
      <style:paragraph-properties fo:text-align="start" style:justify-single-word="false"/>
      <style:text-properties officeooo:paragraph-rsid="000e6e49"/>
    </style:style>
    <style:style style:name="P6" style:family="paragraph" style:parent-style-name="Standard">
      <style:paragraph-properties fo:text-align="start" style:justify-single-word="false"/>
      <style:text-properties officeooo:paragraph-rsid="000fcbcb"/>
    </style:style>
    <style:style style:name="P7" style:family="paragraph" style:parent-style-name="Standard">
      <style:paragraph-properties fo:text-align="start" style:justify-single-word="false"/>
      <style:text-properties officeooo:rsid="000e6e49" officeooo:paragraph-rsid="000e6e49"/>
    </style:style>
    <style:style style:name="P8" style:family="paragraph" style:parent-style-name="Standard">
      <style:paragraph-properties fo:text-align="start" style:justify-single-word="false"/>
      <style:text-properties fo:font-size="16pt" style:text-underline-style="solid" style:text-underline-width="auto" style:text-underline-color="font-color" officeooo:rsid="000b0020" officeooo:paragraph-rsid="000b0020" style:font-size-asian="16pt" style:font-size-complex="16pt"/>
    </style:style>
    <style:style style:name="P9" style:family="paragraph" style:parent-style-name="Standard">
      <style:text-properties fo:font-size="16pt" style:text-underline-style="solid" style:text-underline-width="auto" style:text-underline-color="font-color" officeooo:rsid="0009d5d6" officeooo:paragraph-rsid="0009d5d6" style:font-size-asian="16pt" style:font-size-complex="16pt"/>
    </style:style>
    <style:style style:name="P10" style:family="paragraph" style:parent-style-name="Standard">
      <style:paragraph-properties fo:text-align="start" style:justify-single-word="false"/>
      <style:text-properties fo:font-size="12pt" fo:language="bs" fo:country="BA" style:text-underline-style="none" officeooo:rsid="0009d5d6" officeooo:paragraph-rsid="000b0020" style:font-size-asian="10.5pt" style:font-size-complex="12pt"/>
    </style:style>
    <style:style style:name="P11" style:family="paragraph" style:parent-style-name="Standard" style:list-style-name="L1">
      <style:paragraph-properties fo:text-align="start" style:justify-single-word="false"/>
      <style:text-properties fo:font-size="12pt" fo:language="bs" fo:country="BA" style:text-underline-style="none" officeooo:rsid="0011929d" officeooo:paragraph-rsid="0011929d" style:font-size-asian="10.5pt" style:font-size-complex="12pt"/>
    </style:style>
    <style:style style:name="P12" style:family="paragraph" style:parent-style-name="Standard">
      <style:paragraph-properties fo:text-align="start" style:justify-single-word="false"/>
      <style:text-properties fo:font-size="12pt" fo:language="bs" fo:country="BA" style:text-underline-style="none" officeooo:rsid="000be9cb" officeooo:paragraph-rsid="000c8fcf" style:font-size-asian="10.5pt" style:font-size-complex="12pt"/>
    </style:style>
    <style:style style:name="P13" style:family="paragraph" style:parent-style-name="Standard">
      <style:paragraph-properties fo:text-align="start" style:justify-single-word="false"/>
      <style:text-properties fo:font-size="12pt" fo:language="bs" fo:country="BA" style:text-underline-style="none" officeooo:rsid="000c8fcf" officeooo:paragraph-rsid="000c8fcf" style:font-size-asian="10.5pt" style:font-size-complex="12pt"/>
    </style:style>
    <style:style style:name="P14" style:family="paragraph" style:parent-style-name="Standard">
      <style:paragraph-properties fo:text-align="start" style:justify-single-word="false"/>
      <style:text-properties fo:font-size="12pt" fo:language="bs" fo:country="BA" style:text-underline-style="none" officeooo:rsid="000c8fcf" officeooo:paragraph-rsid="000e6e49" style:font-size-asian="10.5pt" style:font-size-complex="12pt"/>
    </style:style>
    <style:style style:name="P15" style:family="paragraph" style:parent-style-name="Standard">
      <style:paragraph-properties fo:text-align="start" style:justify-single-word="false"/>
      <style:text-properties fo:font-size="12pt" fo:language="bs" fo:country="BA" style:text-underline-style="none" officeooo:rsid="000e6e49" officeooo:paragraph-rsid="000fcbcb" style:font-size-asian="10.5pt" style:font-size-complex="12pt"/>
    </style:style>
    <style:style style:name="P16" style:family="paragraph" style:parent-style-name="Standard">
      <style:paragraph-properties fo:text-align="start" style:justify-single-word="false"/>
      <style:text-properties fo:font-size="16pt" fo:language="bs" fo:country="BA" style:text-underline-style="solid" style:text-underline-width="auto" style:text-underline-color="font-color" officeooo:rsid="0011929d" officeooo:paragraph-rsid="0011929d" style:font-size-asian="16pt" style:font-size-complex="16pt"/>
    </style:style>
    <style:style style:name="P17" style:family="paragraph" style:parent-style-name="Standard" style:list-style-name="L1">
      <style:paragraph-properties fo:text-align="start" style:justify-single-word="false"/>
      <style:text-properties officeooo:rsid="0011929d" officeooo:paragraph-rsid="0011929d"/>
    </style:style>
    <style:style style:name="T1" style:family="text">
      <style:text-properties fo:language="bs" fo:country="BA"/>
    </style:style>
    <style:style style:name="T2" style:family="text">
      <style:text-properties fo:language="bs" fo:country="BA" officeooo:rsid="0009d5d6"/>
    </style:style>
    <style:style style:name="T3" style:family="text">
      <style:text-properties fo:font-size="12pt" style:text-underline-style="none" officeooo:rsid="0009d5d6" style:font-size-asian="10.5pt" style:font-size-complex="12pt"/>
    </style:style>
    <style:style style:name="T4" style:family="text">
      <style:text-properties fo:font-size="12pt" fo:language="bs" fo:country="BA" style:text-underline-style="none" style:font-size-asian="10.5pt" style:font-size-complex="12pt"/>
    </style:style>
    <style:style style:name="T5" style:family="text">
      <style:text-properties fo:font-size="12pt" fo:language="bs" fo:country="BA" style:text-underline-style="none" officeooo:rsid="0009d5d6" style:font-size-asian="10.5pt" style:font-size-complex="12pt"/>
    </style:style>
    <style:style style:name="T6" style:family="text">
      <style:text-properties fo:font-size="12pt" fo:language="bs" fo:country="BA" style:text-underline-style="none" officeooo:rsid="000b0020" style:font-size-asian="10.5pt" style:font-size-complex="12pt"/>
    </style:style>
    <style:style style:name="T7" style:family="text">
      <style:text-properties fo:font-size="12pt" fo:language="bs" fo:country="BA" style:text-underline-style="none" officeooo:rsid="000be9cb" style:font-size-asian="10.5pt" style:font-size-complex="12pt"/>
    </style:style>
    <style:style style:name="T8" style:family="text">
      <style:text-properties fo:font-size="12pt" fo:language="bs" fo:country="BA" style:text-underline-style="none" officeooo:rsid="000c8fcf" style:font-size-asian="10.5pt" style:font-size-complex="12pt"/>
    </style:style>
    <style:style style:name="T9" style:family="text">
      <style:text-properties fo:font-size="12pt" fo:language="bs" fo:country="BA" style:text-underline-style="none" officeooo:rsid="000e6e49" style:font-size-asian="10.5pt" style:font-size-complex="12pt"/>
    </style:style>
    <style:style style:name="T10" style:family="text">
      <style:text-properties fo:font-size="12pt" fo:language="bs" fo:country="BA" style:text-underline-style="none" officeooo:rsid="000fcbcb" style:font-size-asian="10.5pt" style:font-size-complex="12pt"/>
    </style:style>
    <style:style style:name="T11" style:family="text">
      <style:text-properties fo:font-size="12pt" fo:language="bs" fo:country="BA" style:text-underline-style="none" officeooo:rsid="0015429f" style:font-size-asian="10.5pt" style:font-size-complex="12pt"/>
    </style:style>
    <style:style style:name="T12" style:family="text">
      <style:text-properties fo:font-size="12pt" fo:language="bs" fo:country="BA" style:text-underline-style="none" officeooo:rsid="00155ccd" style:font-size-asian="10.5pt" style:font-size-complex="12pt"/>
    </style:style>
    <style:style style:name="T13" style:family="text">
      <style:text-properties fo:font-size="12pt" fo:language="bs" fo:country="BA" style:text-underline-style="none" officeooo:rsid="001739b7" style:font-size-asian="10.5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KING</text:p>
      <text:p text:style-name="P2"/>
      <text:p text:style-name="P9">Namjena sistema </text:p>
      <text:p text:style-name="P2"/>
      <text:p text:style-name="P3"><text:span text:style-name="T3">Osnovna uloga ove aplikacije je da olak</text:span><text:span text:style-name="T5">ša i ubrza odabir i korištenje parkinga. Zasniva se na ideji da se korisniku prikaže mapa grada -u našem slučaju isključivo Sarajeva- <text:s/>čime mu se daje mogućnost da pronađe/odabere neki od parkinga nakon čega može koristiti usluge tog parkinga bilo da je rezervacije parking mjesta, </text:span><text:span text:style-name="T6">provjera dostupnosti parking mjesta, provjera mogućih popusta itd</text:span><text:span text:style-name="T5">.</text:span></text:p>
      <text:p text:style-name="P10"/>
      <text:p text:style-name="P10"/>
      <text:p text:style-name="P16">Akteri</text:p>
      <text:p text:style-name="P10"/>
      <text:list xml:id="list4006512120" text:style-name="L1">
        <text:list-item>
          <text:p text:style-name="P17"><text:span text:style-name="T5">K</text:span><text:span text:style-name="T4">orisnik usluga parkinga</text:span></text:p>
        </text:list-item>
        <text:list-item>
          <text:p text:style-name="P11">Zaposlenici parkinga</text:p>
        </text:list-item>
        <text:list-item>
          <text:p text:style-name="P11">Vlasnici parkinga</text:p>
        </text:list-item>
        <text:list-item>
          <text:p text:style-name="P11">Sistem</text:p>
        </text:list-item>
      </text:list>
      <text:p text:style-name="P10"/>
      <text:p text:style-name="P8"><text:span text:style-name="T2">F</text:span><text:span text:style-name="T1">unkcionalost sistema</text:span></text:p>
      <text:p text:style-name="P10"/>
      <text:p text:style-name="P4"><text:span text:style-name="T5">Prije nego što korisnik </text:span><text:span text:style-name="T6">otvori aplikaciju otvara mu se prozor/forma za login na kojoj korisnik može unijeti svoj username i password (ukoliko ima account), izabrati izradu novog korisničkog računa ili opciju za resetovanje lozinku ukoliko je istu zaboravio. Nakon što se korisnik loginuje, otvara se forma za odabir kategorije vozila (biciklo, automobil, kamp-kućica, kamion itd). Naravno, korisnik u svakom trenutku ima mogućnost da Kada korisnik izabere kateogriju vozila prikazuje mu se mapa grada na kojoj je označen svaki parking koji ima predviđeno mjesto za tu vrstu vozila. Na svakom od tih parkinga je označeno da li parking ima slobodnih mjesta ili ne. Ukoliko parking nema slobodnih mjesta, korisniku se prikazuje timer koji označava za koliko vremena će se osloboditi neko od mjesta na tom parking za tu vrstu vozila </text:span><text:span text:style-name="T11">(ovaj timer je asihrono napravljen)</text:span><text:span text:style-name="T6">. </text:span><text:span text:style-name="T7">Klikom na neki od parkinga korisniku se prikazuju usluge tog parkinga.</text:span></text:p>
      <text:p text:style-name="P12"/>
      <text:p text:style-name="P4"><text:span text:style-name="T7">Jedna od usluga parkinga je rezervacija parking mjesta. Korisniku se prikaže grubi prikaz parkinga tj. spratovi, ćelije (skup od više automobila koji su parkirani jedno do drugog) redovi i sl. </text:span><text:span text:style-name="T8">pri čemu su različito označene ćelije sa slobodnim i zauzetim mjestima (nekom ikonicom). </text:span><text:span text:style-name="T9">Pod zauzetim mjestom se podrazumijeva mjesto na kojem već ima vozilo ili na kojem postoji rezervacija</text:span><text:span text:style-name="T8">. </text:span><text:span text:style-name="T9">O</text:span><text:span text:style-name="T8">vo je realizovano trodimezionalnom matricom pri čemu su dimenzije spratovi, redovi, ćelije, a svaka ćelija je predstavljena kao niz. Nakon što korisnik izabere ćeliju dodjeljuje mu se prvo mjesto s lijeva na desno te se ta informacija zapisuje kako u dijelu sistema koji je dostupan samo zaposlenicima tako i na korisnikovom računu na vrhu prozora pri čemu se korisniku također upisuje termin koji je rezervisao te adresa parkinga. Korisnik ima mogućnost da rezerviše parking <text:s/>na neodređeno i određeno vrijeme. </text:span><text:span text:style-name="T9">Naravno, moguće je poništiti rezervaciju u bilo koje doba. </text:span><text:span text:style-name="T12">Ukoliko korisnik zatraži rezervaciju van radnog vremena poništava se zahtjev i korisnik se obavještava o tome.</text:span></text:p>
      <text:p text:style-name="P13"/>
      <text:p text:style-name="P5"><text:span text:style-name="T8">Ukoliko korisnik rezerviše na određeno vrijeme, dobija popust (ovo je vođeno logikom da korisnik na taj način olakšava organizaciju parkinga pri čemu ostali korisnici znaju kada mogu dobiti slobodno mjesto). Druga način dobijanja za popust je prijavljivanje za popust. Pri prijavljivanju za popust podrazumijeva se odabir neke od ponuđenih opcija koje pružaju određeni popust kao npr. popusti za osobe s invaliditetom, stalne korisnike (nakon odabira ove opcije sistem provjerava na računu tog </text:span><text:soft-page-break/><text:span text:style-name="T8">korisnika koliko dana je tog mjeseca bio na parkingu te šalje povratnu informaciju da je popust odobren ukoliko je broj dana zadovoljavajući, tj. broj dana je onoliki koliko vlasnik tog parkinga unese u sistem) ili igranje igrice – naravno ukoliko vlasnici parkinga pristanu na tu opciju. </text:span></text:p>
      <text:p text:style-name="P14"/>
      <text:p text:style-name="P7"><text:span text:style-name="T8">S</text:span><text:span text:style-name="T4">istema ima mogućnost da dodjeljuje različite cijene zavisno od dana u sedmici ili od doba dana, a korisnici mogu vidjeti te cijene otvaranjem zasebnog prozora. </text:span><text:span text:style-name="T12">Također, sistem u pozadini (asihrono) prati količinu vremenu koju je korisnik proveo na parkingu i n</text:span><text:span text:style-name="T10">akon što korisniku prođe vrijeme koje je rezervisao šalje mu se mail na kojem piše koliko ima vremena da dođe po svoje vozilo (to vrijeme određuje vlasnik).</text:span></text:p>
      <text:p text:style-name="P14"/>
      <text:p text:style-name="P6"><text:span text:style-name="T9">Pored ljudi koji žele koristit usluge parkinga, korisnici aplikacije mogu biti i zaposlenici parkinga te vlasnik parkinga. Zaposlenici parkinga mogu rezervisati odnosno dodijeliti nekome mjesto ukoliko taj neko nije rezervisao mjesto na parkingu ranije koristeći aplikaciju nego se dovezao na parking u proizvoljno vrijeme. Bitno je spomenuti da osobe s invaliditetom u tom slučaju ne gube mogućnost na popust, dok se popust za stalne korisnike u tom slučaju ne može koristit, jer bi provjera usporavala promet. </text:span><text:span text:style-name="T10">Sve ostale mogućnosti zaposlenika unutar aplikacije su identične mogućnostima korisnika parkinga.</text:span><text:span text:style-name="T9"> </text:span></text:p>
      <text:p text:style-name="P15"/>
      <text:p text:style-name="P6"><text:span text:style-name="T10">Vlasnik parkinga ima mogućnost da odabere u posebnom prozoru (u kojem se traži admin lozinka) radno vrijeme parkinga, kriterije za popust i sam popust, poništi rezervacije iz nekog razloga (zaposlenici mogu samo podnijeti zahtjev za poništavanje rezervacije). Također, vlasnik može izabrati period koji mora postojati između rezervacija da ne bi došlo do konflikta u dvije rezervcije ako npr. neko zaboravi ili ne stigne dođi po svoje vozilo na vrijeme.</text:span><text:span text:style-name="T9"> </text:span><text:span text:style-name="T10">Kao što je ranije spomenuto, vlasnik ima mogućnost da izabere koliko vremena korisnik ima da dođe po svoje vozilo.</text:span><text:span text:style-name="T9"> <text:s/></text:span><text:span text:style-name="T8"><text: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22T15:29:52.973000000</meta:creation-date>
    <dc:date>2021-03-23T22:02:15.542000000</dc:date>
    <meta:editing-duration>PT23M59S</meta:editing-duration>
    <meta:editing-cycles>7</meta:editing-cycles>
    <meta:generator>LibreOffice/6.4.3.2$Windows_X86_64 LibreOffice_project/747b5d0ebf89f41c860ec2a39efd7cb15b54f2d8</meta:generator>
    <meta:document-statistic meta:table-count="0" meta:image-count="0" meta:object-count="0" meta:page-count="2" meta:paragraph-count="15" meta:word-count="744" meta:character-count="4891" meta:non-whitespace-character-count="4157"/>
  </office:meta>
</office:document-meta>
</file>